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user" style:master-page-name="MP0" style:family="paragraph">
      <style:paragraph-properties fo:break-before="page" fo:text-align="end" fo:line-height="102%" fo:margin-left="0.2361in" fo:text-indent="0.1965in">
        <style:tab-stops/>
      </style:paragraph-properties>
    </style:style>
    <style:style style:name="T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4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5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6" style:parent-style-name="Standarduser" style:family="paragraph">
      <style:paragraph-properties fo:text-align="justify" fo:line-height="102%"/>
    </style:style>
    <style:style style:name="T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8" style:parent-style-name="Standarduser" style:family="paragraph">
      <style:paragraph-properties fo:text-align="justify" fo:line-height="102%"/>
    </style:style>
    <style:style style:name="T9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10" style:parent-style-name="Standarduser" style:family="paragraph">
      <style:paragraph-properties fo:text-align="justify" fo:line-height="102%"/>
    </style:style>
    <style:style style:name="T1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2" style:parent-style-name="Standarduser" style:family="paragraph">
      <style:paragraph-properties fo:line-height="102%"/>
    </style:style>
    <style:style style:name="T13" style:parent-style-name="DefaultParagraphFont" style:family="text">
      <style:text-properties style:font-name="Calibri Light" style:font-name-asian="Calibri" style:font-name-complex="Calibri Light" style:font-weight-complex="bold" fo:font-size="11pt" style:font-size-asian="11pt" style:font-size-complex="11pt"/>
    </style:style>
    <style:style style:name="P14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5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6" style:parent-style-name="Standarduser" style:family="paragraph">
      <style:paragraph-properties fo:text-align="justify" fo:line-height="102%"/>
    </style:style>
    <style:style style:name="T1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9" style:parent-style-name="Standarduser" style:family="paragraph">
      <style:paragraph-properties fo:text-align="justify" fo:line-height="102%"/>
    </style:style>
    <style:style style:name="T2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1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22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2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5" style:parent-style-name="DefaultParagraphFont" style:family="text">
      <style:text-properties style:font-name="Calibri Light" style:font-name-complex="Calibri Light" fo:font-size="11pt" style:font-size-asian="11pt" style:font-size-complex="11pt"/>
    </style:style>
    <style:style style:name="T2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7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2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9" style:parent-style-name="ListParagraph" style:list-style-name="WWNum3" style:family="paragraph">
      <style:paragraph-properties fo:text-align="justify" fo:line-height="102%"/>
    </style:style>
    <style:style style:name="T3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2" style:parent-style-name="ListParagraph" style:list-style-name="WWNum3" style:family="paragraph">
      <style:paragraph-properties fo:text-align="justify" fo:line-height="102%"/>
    </style:style>
    <style:style style:name="T3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4" style:parent-style-name="ListParagraph" style:list-style-name="WWNum3" style:family="paragraph">
      <style:paragraph-properties fo:text-align="justify" fo:line-height="102%"/>
    </style:style>
    <style:style style:name="T3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7" style:parent-style-name="ListParagraph" style:list-style-name="WWNum3" style:family="paragraph">
      <style:paragraph-properties fo:text-align="justify" fo:line-height="102%"/>
    </style:style>
    <style:style style:name="T3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9" style:parent-style-name="ListParagraph" style:list-style-name="WWNum3" style:family="paragraph">
      <style:paragraph-properties fo:text-align="justify" fo:line-height="102%"/>
    </style:style>
    <style:style style:name="T4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2" style:parent-style-name="ListParagraph" style:list-style-name="WWNum3" style:family="paragraph">
      <style:paragraph-properties fo:text-align="justify" fo:line-height="102%"/>
    </style:style>
    <style:style style:name="T4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4" style:parent-style-name="ListParagraph" style:list-style-name="WWNum3" style:family="paragraph">
      <style:paragraph-properties fo:text-align="justify" fo:line-height="102%"/>
    </style:style>
    <style:style style:name="T4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7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48" style:parent-style-name="DefaultParagraphFont" style:family="text">
      <style:text-properties style:font-name="Calibri Light" style:font-name-asian="Calibri" style:font-name-complex="Calibri Light" style:font-weight-complex="bold" fo:font-size="11pt" style:font-size-asian="11pt" style:font-size-complex="11pt"/>
    </style:style>
    <style:style style:name="P49" style:parent-style-name="ListParagraph" style:list-style-name="WWNum3" style:family="paragraph">
      <style:paragraph-properties fo:text-align="justify" fo:line-height="102%"/>
    </style:style>
    <style:style style:name="T5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51" style:parent-style-name="ListParagraph" style:list-style-name="WWNum3" style:family="paragraph">
      <style:paragraph-properties fo:text-align="justify" fo:line-height="102%"/>
    </style:style>
    <style:style style:name="T5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53" style:parent-style-name="ListParagraph" style:list-style-name="WWNum3" style:family="paragraph">
      <style:paragraph-properties fo:text-align="justify" fo:line-height="102%"/>
    </style:style>
    <style:style style:name="T5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5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56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57" style:parent-style-name="Standarduser" style:family="paragraph">
      <style:paragraph-properties fo:text-align="justify" fo:line-height="102%"/>
    </style:style>
    <style:style style:name="T5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59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60" style:parent-style-name="Standarduser" style:family="paragraph">
      <style:paragraph-properties fo:text-align="center" fo:line-height="102%"/>
    </style:style>
    <style:style style:name="T61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62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 fo:language="en" fo:country="US"/>
    </style:style>
    <style:style style:name="P63" style:parent-style-name="Standarduser" style:family="paragraph">
      <style:paragraph-properties fo:text-align="center" fo:line-height="102%"/>
    </style:style>
    <style:style style:name="T6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65" style:parent-style-name="Standarduser" style:family="paragraph">
      <style:paragraph-properties fo:text-align="center" fo:line-height="102%"/>
    </style:style>
    <style:style style:name="T6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67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68" style:parent-style-name="Standarduser" style:family="paragraph">
      <style:paragraph-properties fo:text-align="justify" fo:line-height="102%"/>
    </style:style>
    <style:style style:name="T6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7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71" style:parent-style-name="Internetlink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7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73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74" style:parent-style-name="Standarduser" style:family="paragraph">
      <style:paragraph-properties fo:text-align="justify" fo:line-height="102%"/>
    </style:style>
    <style:style style:name="T7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76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77" style:parent-style-name="Standarduser" style:family="paragraph">
      <style:paragraph-properties fo:text-align="justify" fo:line-height="102%"/>
    </style:style>
    <style:style style:name="T78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79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80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81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82" style:parent-style-name="Standarduser" style:family="paragraph">
      <style:paragraph-properties fo:text-align="justify" fo:line-height="102%"/>
    </style:style>
    <style:style style:name="T83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T84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85" style:parent-style-name="Standarduser" style:family="paragraph">
      <style:paragraph-properties fo:text-align="justify" fo:line-height="102%"/>
    </style:style>
    <style:style style:name="T86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87" style:parent-style-name="Standarduser" style:family="paragraph">
      <style:paragraph-properties fo:text-align="justify" fo:line-height="102%"/>
    </style:style>
    <style:style style:name="T88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89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90" style:parent-style-name="Standarduser" style:family="paragraph">
      <style:paragraph-properties fo:break-before="page" fo:text-align="end" fo:line-height="102%"/>
    </style:style>
    <style:style style:name="T9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92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93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94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95" style:parent-style-name="Standarduser" style:family="paragraph">
      <style:paragraph-properties fo:text-align="justify" fo:line-height="102%"/>
    </style:style>
    <style:style style:name="T9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97" style:parent-style-name="Standarduser" style:family="paragraph">
      <style:paragraph-properties fo:text-align="justify" fo:line-height="102%"/>
    </style:style>
    <style:style style:name="T98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99" style:parent-style-name="Standarduser" style:family="paragraph">
      <style:paragraph-properties fo:text-align="justify" fo:line-height="102%"/>
    </style:style>
    <style:style style:name="T10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01" style:parent-style-name="Standarduser" style:family="paragraph">
      <style:paragraph-properties fo:line-height="102%"/>
    </style:style>
    <style:style style:name="T102" style:parent-style-name="DefaultParagraphFont" style:family="text">
      <style:text-properties style:font-name="Calibri Light" style:font-name-asian="Calibri" style:font-name-complex="Calibri Light" style:font-weight-complex="bold" fo:font-size="11pt" style:font-size-asian="11pt" style:font-size-complex="11pt"/>
    </style:style>
    <style:style style:name="P103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04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05" style:parent-style-name="Standarduser" style:family="paragraph">
      <style:paragraph-properties fo:text-align="justify" fo:line-height="102%"/>
    </style:style>
    <style:style style:name="T10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07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08" style:parent-style-name="Standarduser" style:family="paragraph">
      <style:paragraph-properties fo:text-align="justify" fo:line-height="102%"/>
    </style:style>
    <style:style style:name="T10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10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111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11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13" style:parent-style-name="DefaultParagraphFont" style:family="text">
      <style:text-properties style:font-name="Calibri Light" style:font-name-complex="Calibri Light" fo:font-size="11pt" style:font-size-asian="11pt" style:font-size-complex="11pt"/>
    </style:style>
    <style:style style:name="T11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15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116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17" style:parent-style-name="ListParagraph" style:list-style-name="WWNum3" style:family="paragraph">
      <style:paragraph-properties fo:text-align="justify" fo:line-height="102%"/>
    </style:style>
    <style:style style:name="T11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19" style:parent-style-name="ListParagraph" style:list-style-name="WWNum3" style:family="paragraph">
      <style:paragraph-properties fo:text-align="justify" fo:line-height="102%"/>
    </style:style>
    <style:style style:name="T12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21" style:parent-style-name="ListParagraph" style:list-style-name="WWNum3" style:family="paragraph">
      <style:paragraph-properties fo:text-align="justify" fo:line-height="102%"/>
    </style:style>
    <style:style style:name="T12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23" style:parent-style-name="ListParagraph" style:list-style-name="WWNum3" style:family="paragraph">
      <style:paragraph-properties fo:text-align="justify" fo:line-height="102%"/>
    </style:style>
    <style:style style:name="T12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25" style:parent-style-name="ListParagraph" style:list-style-name="WWNum3" style:family="paragraph">
      <style:paragraph-properties fo:text-align="justify" fo:line-height="102%"/>
    </style:style>
    <style:style style:name="T12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27" style:parent-style-name="ListParagraph" style:list-style-name="WWNum3" style:family="paragraph">
      <style:paragraph-properties fo:text-align="justify" fo:line-height="102%"/>
    </style:style>
    <style:style style:name="T12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29" style:parent-style-name="ListParagraph" style:list-style-name="WWNum3" style:family="paragraph">
      <style:paragraph-properties fo:text-align="justify" fo:line-height="102%"/>
    </style:style>
    <style:style style:name="T13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31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132" style:parent-style-name="DefaultParagraphFont" style:family="text">
      <style:text-properties style:font-name="Calibri Light" style:font-name-asian="Calibri" style:font-name-complex="Calibri Light" style:font-weight-complex="bold" fo:font-size="11pt" style:font-size-asian="11pt" style:font-size-complex="11pt"/>
    </style:style>
    <style:style style:name="P133" style:parent-style-name="ListParagraph" style:list-style-name="WWNum3" style:family="paragraph">
      <style:paragraph-properties fo:text-align="justify" fo:line-height="102%"/>
    </style:style>
    <style:style style:name="T13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35" style:parent-style-name="ListParagraph" style:list-style-name="WWNum3" style:family="paragraph">
      <style:paragraph-properties fo:text-align="justify" fo:line-height="102%"/>
    </style:style>
    <style:style style:name="T13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37" style:parent-style-name="ListParagraph" style:list-style-name="WWNum3" style:family="paragraph">
      <style:paragraph-properties fo:text-align="justify" fo:line-height="102%"/>
    </style:style>
    <style:style style:name="T13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39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40" style:parent-style-name="Standarduser" style:family="paragraph">
      <style:paragraph-properties fo:text-align="justify" fo:line-height="102%"/>
    </style:style>
    <style:style style:name="T14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42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43" style:parent-style-name="Standarduser" style:family="paragraph">
      <style:paragraph-properties fo:text-align="center" fo:line-height="102%"/>
    </style:style>
    <style:style style:name="T144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145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 fo:language="en" fo:country="US"/>
    </style:style>
    <style:style style:name="P146" style:parent-style-name="Standarduser" style:family="paragraph">
      <style:paragraph-properties fo:text-align="center" fo:line-height="102%"/>
    </style:style>
    <style:style style:name="T14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48" style:parent-style-name="Standarduser" style:family="paragraph">
      <style:paragraph-properties fo:text-align="center" fo:line-height="102%"/>
    </style:style>
    <style:style style:name="T14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50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51" style:parent-style-name="Standarduser" style:family="paragraph">
      <style:paragraph-properties fo:text-align="justify" fo:line-height="102%"/>
    </style:style>
    <style:style style:name="T15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53" style:parent-style-name="Internetlink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5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55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56" style:parent-style-name="Standarduser" style:family="paragraph">
      <style:paragraph-properties fo:text-align="justify" fo:line-height="102%"/>
    </style:style>
    <style:style style:name="T15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5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59" style:parent-style-name="Standarduser" style:family="paragraph">
      <style:paragraph-properties fo:text-align="justify" fo:line-height="102%"/>
    </style:style>
    <style:style style:name="T160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161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62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63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64" style:parent-style-name="Standarduser" style:family="paragraph">
      <style:paragraph-properties fo:text-align="justify" fo:line-height="102%"/>
    </style:style>
    <style:style style:name="T165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166" style:parent-style-name="Standarduser" style:family="paragraph">
      <style:paragraph-properties fo:text-align="justify" fo:line-height="102%"/>
    </style:style>
    <style:style style:name="T167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168" style:parent-style-name="Standarduser" style:family="paragraph">
      <style:paragraph-properties fo:text-align="justify" fo:line-height="102%"/>
    </style:style>
    <style:style style:name="T169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170" style:parent-style-name="Standarduser" style:family="paragraph">
      <style:paragraph-properties fo:text-align="end" fo:line-height="102%" fo:margin-left="0.2361in" fo:text-indent="0.1965in">
        <style:tab-stops/>
      </style:paragraph-properties>
    </style:style>
    <style:style style:name="T17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72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73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74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75" style:parent-style-name="Standarduser" style:family="paragraph">
      <style:paragraph-properties fo:text-align="justify" fo:line-height="102%"/>
    </style:style>
    <style:style style:name="T17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77" style:parent-style-name="Standarduser" style:family="paragraph">
      <style:paragraph-properties fo:text-align="justify" fo:line-height="102%"/>
    </style:style>
    <style:style style:name="T178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179" style:parent-style-name="Standarduser" style:family="paragraph">
      <style:paragraph-properties fo:text-align="justify" fo:line-height="102%"/>
    </style:style>
    <style:style style:name="T18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81" style:parent-style-name="Standarduser" style:family="paragraph">
      <style:paragraph-properties fo:line-height="102%"/>
    </style:style>
    <style:style style:name="T182" style:parent-style-name="DefaultParagraphFont" style:family="text">
      <style:text-properties style:font-name="Calibri Light" style:font-name-asian="Calibri" style:font-name-complex="Calibri Light" style:font-weight-complex="bold" fo:font-size="11pt" style:font-size-asian="11pt" style:font-size-complex="11pt"/>
    </style:style>
    <style:style style:name="P183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84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85" style:parent-style-name="Standarduser" style:family="paragraph">
      <style:paragraph-properties fo:text-align="justify" fo:line-height="102%"/>
    </style:style>
    <style:style style:name="T18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187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88" style:parent-style-name="Standarduser" style:family="paragraph">
      <style:paragraph-properties fo:text-align="justify" fo:line-height="102%"/>
    </style:style>
    <style:style style:name="T18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90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191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192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19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9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195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196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197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198" style:parent-style-name="ListParagraph" style:list-style-name="WWNum3" style:family="paragraph">
      <style:paragraph-properties fo:text-align="justify" fo:line-height="102%"/>
    </style:style>
    <style:style style:name="T19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00" style:parent-style-name="ListParagraph" style:list-style-name="WWNum3" style:family="paragraph">
      <style:paragraph-properties fo:text-align="justify" fo:line-height="102%"/>
    </style:style>
    <style:style style:name="T20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02" style:parent-style-name="ListParagraph" style:list-style-name="WWNum3" style:family="paragraph">
      <style:paragraph-properties fo:text-align="justify" fo:line-height="102%"/>
    </style:style>
    <style:style style:name="T20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0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05" style:parent-style-name="ListParagraph" style:list-style-name="WWNum3" style:family="paragraph">
      <style:paragraph-properties fo:text-align="justify" fo:line-height="102%"/>
    </style:style>
    <style:style style:name="T20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07" style:parent-style-name="ListParagraph" style:list-style-name="WWNum3" style:family="paragraph">
      <style:paragraph-properties fo:text-align="justify" fo:line-height="102%"/>
    </style:style>
    <style:style style:name="T20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0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1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11" style:parent-style-name="ListParagraph" style:list-style-name="WWNum3" style:family="paragraph">
      <style:paragraph-properties fo:text-align="justify" fo:line-height="102%"/>
    </style:style>
    <style:style style:name="T21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13" style:parent-style-name="ListParagraph" style:list-style-name="WWNum3" style:family="paragraph">
      <style:paragraph-properties fo:text-align="justify" fo:line-height="102%"/>
    </style:style>
    <style:style style:name="T21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1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16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217" style:parent-style-name="DefaultParagraphFont" style:family="text">
      <style:text-properties style:font-name="Calibri Light" style:font-name-asian="Calibri" style:font-name-complex="Calibri Light" style:font-weight-complex="bold" fo:font-size="11pt" style:font-size-asian="11pt" style:font-size-complex="11pt"/>
    </style:style>
    <style:style style:name="P218" style:parent-style-name="ListParagraph" style:list-style-name="WWNum3" style:family="paragraph">
      <style:paragraph-properties fo:text-align="justify" fo:line-height="102%"/>
    </style:style>
    <style:style style:name="T21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20" style:parent-style-name="ListParagraph" style:list-style-name="WWNum3" style:family="paragraph">
      <style:paragraph-properties fo:text-align="justify" fo:line-height="102%"/>
    </style:style>
    <style:style style:name="T22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22" style:parent-style-name="ListParagraph" style:list-style-name="WWNum3" style:family="paragraph">
      <style:paragraph-properties fo:text-align="justify" fo:line-height="102%"/>
    </style:style>
    <style:style style:name="T22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2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25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26" style:parent-style-name="Standarduser" style:family="paragraph">
      <style:paragraph-properties fo:text-align="justify" fo:line-height="102%"/>
    </style:style>
    <style:style style:name="T22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2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29" style:parent-style-name="Standarduser" style:family="paragraph">
      <style:paragraph-properties fo:text-align="center" fo:line-height="102%"/>
    </style:style>
    <style:style style:name="T230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231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 fo:language="en" fo:country="US"/>
    </style:style>
    <style:style style:name="T232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 fo:language="en" fo:country="US"/>
    </style:style>
    <style:style style:name="T233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 fo:language="en" fo:country="US"/>
    </style:style>
    <style:style style:name="P234" style:parent-style-name="Standarduser" style:family="paragraph">
      <style:paragraph-properties fo:text-align="center" fo:line-height="102%"/>
    </style:style>
    <style:style style:name="T23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36" style:parent-style-name="Standarduser" style:family="paragraph">
      <style:paragraph-properties fo:text-align="center" fo:line-height="102%"/>
    </style:style>
    <style:style style:name="T23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3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39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40" style:parent-style-name="Standarduser" style:family="paragraph">
      <style:paragraph-properties fo:text-align="justify" fo:line-height="102%"/>
    </style:style>
    <style:style style:name="T24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42" style:parent-style-name="Internetlink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4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4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45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46" style:parent-style-name="Standarduser" style:family="paragraph">
      <style:paragraph-properties fo:text-align="justify" fo:line-height="102%"/>
    </style:style>
    <style:style style:name="T24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4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49" style:parent-style-name="Standarduser" style:family="paragraph">
      <style:paragraph-properties fo:text-align="justify" fo:line-height="102%"/>
    </style:style>
    <style:style style:name="T250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251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52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53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54" style:parent-style-name="Standarduser" style:family="paragraph">
      <style:paragraph-properties fo:text-align="justify" fo:line-height="102%"/>
    </style:style>
    <style:style style:name="T255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256" style:parent-style-name="Standarduser" style:family="paragraph">
      <style:paragraph-properties fo:text-align="justify" fo:line-height="102%"/>
    </style:style>
    <style:style style:name="T257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258" style:parent-style-name="Standarduser" style:family="paragraph">
      <style:paragraph-properties fo:text-align="justify" fo:line-height="102%"/>
    </style:style>
    <style:style style:name="T259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260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261" style:parent-style-name="Standarduser" style:master-page-name="MP1" style:family="paragraph">
      <style:paragraph-properties fo:break-before="page" fo:text-align="end" fo:line-height="102%" fo:margin-left="0.2361in" fo:text-indent="0.1965in">
        <style:tab-stops/>
      </style:paragraph-properties>
    </style:style>
    <style:style style:name="T26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63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64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65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66" style:parent-style-name="Standarduser" style:family="paragraph">
      <style:paragraph-properties fo:text-align="justify" fo:line-height="102%"/>
    </style:style>
    <style:style style:name="T26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68" style:parent-style-name="Standarduser" style:family="paragraph">
      <style:paragraph-properties fo:text-align="justify" fo:line-height="102%"/>
    </style:style>
    <style:style style:name="T269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270" style:parent-style-name="Standarduser" style:family="paragraph">
      <style:paragraph-properties fo:line-height="102%"/>
    </style:style>
    <style:style style:name="T27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72" style:parent-style-name="Standarduser" style:family="paragraph">
      <style:paragraph-properties fo:line-height="102%"/>
    </style:style>
    <style:style style:name="T273" style:parent-style-name="DefaultParagraphFont" style:family="text">
      <style:text-properties style:font-name="Calibri Light" style:font-name-asian="Calibri" style:font-name-complex="Calibri Light" style:font-weight-complex="bold" fo:font-size="11pt" style:font-size-asian="11pt" style:font-size-complex="11pt"/>
    </style:style>
    <style:style style:name="P274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75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76" style:parent-style-name="Standarduser" style:family="paragraph">
      <style:paragraph-properties fo:text-align="justify" fo:line-height="102%"/>
    </style:style>
    <style:style style:name="T27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7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79" style:parent-style-name="Standarduser" style:family="paragraph">
      <style:paragraph-properties fo:text-align="justify" fo:line-height="102%"/>
    </style:style>
    <style:style style:name="T28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8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82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283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28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8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86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287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28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289" style:parent-style-name="ListParagraph" style:list-style-name="WWNum3" style:family="paragraph">
      <style:paragraph-properties fo:text-align="justify" fo:line-height="102%"/>
    </style:style>
    <style:style style:name="T29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91" style:parent-style-name="ListParagraph" style:list-style-name="WWNum3" style:family="paragraph">
      <style:paragraph-properties fo:text-align="justify" fo:line-height="102%"/>
    </style:style>
    <style:style style:name="T29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93" style:parent-style-name="ListParagraph" style:list-style-name="WWNum3" style:family="paragraph">
      <style:paragraph-properties fo:text-align="justify" fo:line-height="102%"/>
    </style:style>
    <style:style style:name="T29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29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96" style:parent-style-name="ListParagraph" style:list-style-name="WWNum3" style:family="paragraph">
      <style:paragraph-properties fo:text-align="justify" fo:line-height="102%"/>
    </style:style>
    <style:style style:name="T29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298" style:parent-style-name="ListParagraph" style:list-style-name="WWNum3" style:family="paragraph">
      <style:paragraph-properties fo:text-align="justify" fo:line-height="102%"/>
    </style:style>
    <style:style style:name="T29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0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0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0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0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04" style:parent-style-name="ListParagraph" style:list-style-name="WWNum3" style:family="paragraph">
      <style:paragraph-properties fo:text-align="justify" fo:line-height="102%"/>
    </style:style>
    <style:style style:name="T30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06" style:parent-style-name="ListParagraph" style:list-style-name="WWNum3" style:family="paragraph">
      <style:paragraph-properties fo:text-align="justify" fo:line-height="102%"/>
    </style:style>
    <style:style style:name="T30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0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09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310" style:parent-style-name="DefaultParagraphFont" style:family="text">
      <style:text-properties style:font-name="Calibri Light" style:font-name-asian="Calibri" style:font-name-complex="Calibri Light" style:font-weight-complex="bold" fo:font-size="11pt" style:font-size-asian="11pt" style:font-size-complex="11pt"/>
    </style:style>
    <style:style style:name="P311" style:parent-style-name="ListParagraph" style:list-style-name="WWNum3" style:family="paragraph">
      <style:paragraph-properties fo:text-align="justify" fo:line-height="102%"/>
    </style:style>
    <style:style style:name="T31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13" style:parent-style-name="ListParagraph" style:list-style-name="WWNum3" style:family="paragraph">
      <style:paragraph-properties fo:text-align="justify" fo:line-height="102%"/>
    </style:style>
    <style:style style:name="T31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15" style:parent-style-name="ListParagraph" style:list-style-name="WWNum3" style:family="paragraph">
      <style:paragraph-properties fo:text-align="justify" fo:line-height="102%"/>
    </style:style>
    <style:style style:name="T31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1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1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19" style:parent-style-name="Standarduser" style:family="paragraph">
      <style:paragraph-properties fo:text-align="justify" fo:line-height="102%"/>
    </style:style>
    <style:style style:name="T32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21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22" style:parent-style-name="Standarduser" style:family="paragraph">
      <style:paragraph-properties fo:text-align="center" fo:line-height="102%"/>
    </style:style>
    <style:style style:name="T323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324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 fo:language="en" fo:country="US"/>
    </style:style>
    <style:style style:name="T325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 fo:language="en" fo:country="US"/>
    </style:style>
    <style:style style:name="T326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 fo:language="en" fo:country="US"/>
    </style:style>
    <style:style style:name="P327" style:parent-style-name="Standarduser" style:family="paragraph">
      <style:paragraph-properties fo:text-align="center" fo:line-height="102%"/>
    </style:style>
    <style:style style:name="T32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29" style:parent-style-name="Standarduser" style:family="paragraph">
      <style:paragraph-properties fo:text-align="center" fo:line-height="102%"/>
    </style:style>
    <style:style style:name="T33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3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32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33" style:parent-style-name="Standarduser" style:family="paragraph">
      <style:paragraph-properties fo:text-align="justify" fo:line-height="102%"/>
    </style:style>
    <style:style style:name="T33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35" style:parent-style-name="Internetlink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3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3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3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39" style:parent-style-name="Standarduser" style:family="paragraph">
      <style:paragraph-properties fo:text-align="justify" fo:line-height="102%"/>
    </style:style>
    <style:style style:name="T34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41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42" style:parent-style-name="Standarduser" style:family="paragraph">
      <style:paragraph-properties fo:text-align="justify" fo:line-height="102%"/>
    </style:style>
    <style:style style:name="T343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344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45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46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47" style:parent-style-name="Standarduser" style:family="paragraph">
      <style:paragraph-properties fo:text-align="justify" fo:line-height="102%"/>
    </style:style>
    <style:style style:name="T348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349" style:parent-style-name="Standarduser" style:family="paragraph">
      <style:paragraph-properties fo:text-align="justify" fo:line-height="102%"/>
    </style:style>
    <style:style style:name="T350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351" style:parent-style-name="Standarduser" style:family="paragraph">
      <style:paragraph-properties fo:text-align="justify" fo:line-height="102%"/>
    </style:style>
    <style:style style:name="T352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353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354" style:parent-style-name="Standarduser" style:master-page-name="MP2" style:family="paragraph">
      <style:paragraph-properties fo:break-before="page" fo:text-align="end" fo:line-height="102%" fo:margin-left="0.2361in" fo:text-indent="0.1965in">
        <style:tab-stops/>
      </style:paragraph-properties>
    </style:style>
    <style:style style:name="T35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56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57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5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59" style:parent-style-name="Standarduser" style:family="paragraph">
      <style:paragraph-properties fo:text-align="justify" fo:line-height="102%"/>
    </style:style>
    <style:style style:name="T36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61" style:parent-style-name="Standarduser" style:family="paragraph">
      <style:paragraph-properties fo:text-align="justify" fo:line-height="102%"/>
    </style:style>
    <style:style style:name="T362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363" style:parent-style-name="Standarduser" style:family="paragraph">
      <style:paragraph-properties fo:text-align="justify" fo:line-height="102%"/>
    </style:style>
    <style:style style:name="T36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6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66" style:parent-style-name="Standarduser" style:family="paragraph">
      <style:paragraph-properties fo:line-height="102%"/>
    </style:style>
    <style:style style:name="T367" style:parent-style-name="DefaultParagraphFont" style:family="text">
      <style:text-properties style:font-name="Calibri Light" style:font-name-asian="Calibri" style:font-name-complex="Calibri Light" style:font-weight-complex="bold" fo:font-size="11pt" style:font-size-asian="11pt" style:font-size-complex="11pt"/>
    </style:style>
    <style:style style:name="P36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69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70" style:parent-style-name="Standarduser" style:family="paragraph">
      <style:paragraph-properties fo:text-align="justify" fo:line-height="102%"/>
    </style:style>
    <style:style style:name="T37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72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73" style:parent-style-name="Standarduser" style:family="paragraph">
      <style:paragraph-properties fo:text-align="justify" fo:line-height="102%"/>
    </style:style>
    <style:style style:name="T37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7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76" style:parent-style-name="DefaultParagraphFont" style:family="text">
      <style:text-properties style:font-name="Calibri Light" style:font-name-asian="Calibri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377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37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7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80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381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382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383" style:parent-style-name="ListParagraph" style:list-style-name="WWNum3" style:family="paragraph">
      <style:paragraph-properties fo:text-align="justify" fo:line-height="102%"/>
    </style:style>
    <style:style style:name="T38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85" style:parent-style-name="ListParagraph" style:list-style-name="WWNum3" style:family="paragraph">
      <style:paragraph-properties fo:text-align="justify" fo:line-height="102%"/>
    </style:style>
    <style:style style:name="T38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87" style:parent-style-name="ListParagraph" style:list-style-name="WWNum3" style:family="paragraph">
      <style:paragraph-properties fo:text-align="justify" fo:line-height="102%"/>
    </style:style>
    <style:style style:name="T38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8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90" style:parent-style-name="ListParagraph" style:list-style-name="WWNum3" style:family="paragraph">
      <style:paragraph-properties fo:text-align="justify" fo:line-height="102%"/>
    </style:style>
    <style:style style:name="T39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92" style:parent-style-name="ListParagraph" style:list-style-name="WWNum3" style:family="paragraph">
      <style:paragraph-properties fo:text-align="justify" fo:line-height="102%"/>
    </style:style>
    <style:style style:name="T393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9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9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9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397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398" style:parent-style-name="ListParagraph" style:list-style-name="WWNum3" style:family="paragraph">
      <style:paragraph-properties fo:text-align="justify" fo:line-height="102%"/>
    </style:style>
    <style:style style:name="T399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00" style:parent-style-name="ListParagraph" style:list-style-name="WWNum3" style:family="paragraph">
      <style:paragraph-properties fo:text-align="justify" fo:line-height="102%"/>
    </style:style>
    <style:style style:name="T40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0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03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404" style:parent-style-name="DefaultParagraphFont" style:family="text">
      <style:text-properties style:font-name="Calibri Light" style:font-name-asian="Calibri" style:font-name-complex="Calibri Light" style:font-weight-complex="bold" fo:font-size="11pt" style:font-size-asian="11pt" style:font-size-complex="11pt"/>
    </style:style>
    <style:style style:name="P405" style:parent-style-name="ListParagraph" style:list-style-name="WWNum3" style:family="paragraph">
      <style:paragraph-properties fo:text-align="justify" fo:line-height="102%"/>
    </style:style>
    <style:style style:name="T406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07" style:parent-style-name="ListParagraph" style:list-style-name="WWNum3" style:family="paragraph">
      <style:paragraph-properties fo:text-align="justify" fo:line-height="102%"/>
    </style:style>
    <style:style style:name="T40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09" style:parent-style-name="ListParagraph" style:list-style-name="WWNum3" style:family="paragraph">
      <style:paragraph-properties fo:text-align="justify" fo:line-height="102%"/>
    </style:style>
    <style:style style:name="T41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1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12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413" style:parent-style-name="Standarduser" style:family="paragraph">
      <style:paragraph-properties fo:text-align="justify" fo:line-height="102%"/>
    </style:style>
    <style:style style:name="T41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15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416" style:parent-style-name="Standarduser" style:family="paragraph">
      <style:paragraph-properties fo:text-align="center" fo:line-height="102%"/>
    </style:style>
    <style:style style:name="T417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/>
    </style:style>
    <style:style style:name="T418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 fo:language="en" fo:country="US"/>
    </style:style>
    <style:style style:name="T419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 fo:language="en" fo:country="US"/>
    </style:style>
    <style:style style:name="T420" style:parent-style-name="DefaultParagraphFont" style:family="text">
      <style:text-properties style:font-name="Calibri Light" style:font-name-complex="Calibri Light" fo:font-weight="bold" style:font-weight-asian="bold" fo:font-style="italic" style:font-style-asian="italic" fo:font-size="11pt" style:font-size-asian="11pt" style:font-size-complex="11pt" fo:language="en" fo:country="US"/>
    </style:style>
    <style:style style:name="P421" style:parent-style-name="Standarduser" style:family="paragraph">
      <style:paragraph-properties fo:text-align="center" fo:line-height="102%"/>
    </style:style>
    <style:style style:name="T422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23" style:parent-style-name="Standarduser" style:family="paragraph">
      <style:paragraph-properties fo:text-align="center" fo:line-height="102%"/>
    </style:style>
    <style:style style:name="T42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25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26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427" style:parent-style-name="Standarduser" style:family="paragraph">
      <style:paragraph-properties fo:text-align="justify" fo:line-height="102%"/>
    </style:style>
    <style:style style:name="T428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29" style:parent-style-name="Internetlink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30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T431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32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433" style:parent-style-name="Standarduser" style:family="paragraph">
      <style:paragraph-properties fo:text-align="justify" fo:line-height="102%"/>
    </style:style>
    <style:style style:name="T434" style:parent-style-name="DefaultParagraphFont" style:family="text">
      <style:text-properties style:font-name="Calibri Light" style:font-name-asian="Calibri" style:font-name-complex="Calibri Light" fo:font-size="11pt" style:font-size-asian="11pt" style:font-size-complex="11pt"/>
    </style:style>
    <style:style style:name="P435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436" style:parent-style-name="Standarduser" style:family="paragraph">
      <style:paragraph-properties fo:text-align="justify" fo:line-height="102%"/>
    </style:style>
    <style:style style:name="T437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438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439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440" style:parent-style-name="Standarduser" style:family="paragraph">
      <style:paragraph-properties fo:text-align="justify" fo:line-height="102%"/>
      <style:text-properties style:font-name="Calibri Light" style:font-name-asian="Calibri" style:font-name-complex="Calibri Light" fo:font-size="11pt" style:font-size-asian="11pt" style:font-size-complex="11pt"/>
    </style:style>
    <style:style style:name="P441" style:parent-style-name="Standarduser" style:family="paragraph">
      <style:paragraph-properties fo:text-align="justify" fo:line-height="102%"/>
    </style:style>
    <style:style style:name="T442" style:parent-style-name="DefaultParagraphFont" style:family="text">
      <style:text-properties style:font-name="Calibri Light" style:font-name-asian="Calibri" style:font-name-complex="Calibri Light" fo:font-weight="bold" style:font-weight-asian="bold" style:font-weight-complex="bold" fo:font-size="11pt" style:font-size-asian="11pt" style:font-size-complex="11pt"/>
    </style:style>
    <style:style style:name="P443" style:parent-style-name="Standarduser" style:family="paragraph">
      <style:paragraph-properties fo:text-align="justify" fo:line-height="102%"/>
    </style:style>
    <style:style style:name="T444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445" style:parent-style-name="Standarduser" style:family="paragraph">
      <style:paragraph-properties fo:text-align="justify" fo:line-height="102%"/>
    </style:style>
    <style:style style:name="T446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T447" style:parent-style-name="DefaultParagraphFont" style:family="text">
      <style:text-properties style:font-name="Calibri Light" style:font-name-asian="Calibri" style:font-name-complex="Calibri Light" fo:font-weight="bold" style:font-weight-asian="bold" fo:font-size="11pt" style:font-size-asian="11pt" style:font-size-complex="11pt"/>
    </style:style>
    <style:style style:name="P448" style:parent-style-name="Standarduser" style:family="paragraph">
      <style:paragraph-properties fo:text-align="justify" fo:line-height="102%"/>
      <style:text-properties style:font-name="Calibri Light" style:font-name-complex="Calibri Light" fo:font-size="11pt" style:font-size-asian="11pt" style:font-size-complex="11pt"/>
    </style:style>
  </office:automatic-styles>
  <office:body>
    <office:text text:use-soft-page-breaks="true">
      <text:p text:style-name="P1"><text:span text:style-name="T2">Guayaquil, 20 de diciembre del 2021.</text:span></text:p>
      <text:p text:style-name="P3"/>
      <text:p text:style-name="P4"/>
      <text:p text:style-name="P5"/>
      <text:p text:style-name="P6"><text:span text:style-name="T7">Señores</text:span></text:p>
      <text:p text:style-name="P8"><text:span text:style-name="T9">BANCO PICHINCHA</text:span></text:p>
      <text:p text:style-name="P10"><text:span text:style-name="T11">Av. Francisco de Orellana y Justino Cornejo Edif. Torres Atlas</text:span></text:p>
      <text:p text:style-name="P12"><text:span text:style-name="T13">Ciudad</text:span></text:p>
      <text:p text:style-name="P14"/>
      <text:p text:style-name="P15"/>
      <text:p text:style-name="P16"><text:span text:style-name="T17">Estimados Señores:</text:span></text:p>
      <text:p text:style-name="P18"/>
      <text:p text:style-name="P19"><text:span text:style-name="T20">Nuestros auditores externos:</text:span><text:span text:style-name="T21"><text:s/>“WENS CONSULTING &amp; AUDITING”</text:span><text:span text:style-name="T22">,</text:span><text:span text:style-name="T23"><text:s/>están<text:s/></text:span><text:span text:style-name="T24">efectuando la auditoría externa de nuestros estados financieros por el año terminado el 31 de diciembre del 2021.</text:span><text:span text:style-name="T25"><text:s/></text:span><text:span text:style-name="T26">Por tal motivo solicitamos se sirvan proporcionarles la siguiente información,<text:s/></text:span><text:span text:style-name="T27">cortada al 31 de diciembre del 2021:</text:span></text:p>
      <text:p text:style-name="P28"/>
      <text:list text:style-name="WWNum3">
        <text:list-item>
          <text:p text:style-name="P29"><text:span text:style-name="T30">Saldo(s) de la<text:s/></text:span><text:span text:style-name="T31">cuenta(s) corrientes(s) y ahorro(s).</text:span></text:p>
        </text:list-item>
        <text:list-item>
          <text:p text:style-name="P32"><text:span text:style-name="T33">Detalle de préstamos u otras obligaciones por pagar como resultado de créditos concedidos, tasas de interés pactadas y plazos.</text:span></text:p>
        </text:list-item>
        <text:list-item>
          <text:p text:style-name="P34"><text:span text:style-name="T35">Detalle de garantías, prendas, hipotecas, saldos compensatorios y cualquier otra salvaguarda</text:span><text:span text:style-name="T36"><text:s/>que se hubiere acordado.</text:span></text:p>
        </text:list-item>
        <text:list-item>
          <text:p text:style-name="P37"><text:span text:style-name="T38">Líneas de crédito vigentes incluyendo monto, periodo de vigencia, costos y otras condiciones.</text:span></text:p>
        </text:list-item>
        <text:list-item>
          <text:p text:style-name="P39"><text:span text:style-name="T40">Otras obligaciones directas o eventuales, letras de cambio, instrumentos financieros derivados tales como futuros, swaps o contratos de<text:s/></text:span><text:span text:style-name="T41">cobertura.</text:span></text:p>
        </text:list-item>
        <text:list-item>
          <text:p text:style-name="P42"><text:span text:style-name="T43">Obligaciones contingentes o eventuales como endosante de documentos o como fiador.</text:span></text:p>
        </text:list-item>
        <text:list-item>
          <text:p text:style-name="P44"><text:span text:style-name="T45">Valores en depósitos a plazo u otro tipo de inversión, porcentaje de interés, fechas, inicial y de vencimiento, monto de intereses acreditados a favor de nuestra<text:s/></text:span><text:span text:style-name="T46">cuenta<text:s/></text:span><text:span text:style-name="T47">durante el año 2021</text:span><text:span text:style-name="T48">, como resultado de tales inversiones.</text:span></text:p>
        </text:list-item>
        <text:list-item>
          <text:p text:style-name="P49"><text:span text:style-name="T50">Restricciones o pignoraciones sobre nuestros saldos bancarios o inversiones.</text:span></text:p>
        </text:list-item>
        <text:list-item>
          <text:p text:style-name="P51"><text:span text:style-name="T52">Valores entregados en custodia.</text:span></text:p>
        </text:list-item>
        <text:list-item>
          <text:p text:style-name="P53"><text:span text:style-name="T54">Detalle de personas autorizadas para firmar en nuestras cuentas<text:s/></text:span><text:span text:style-name="T55">bancarias.</text:span><text:bookmark-start text:name="_Hlk60649583"/><text:bookmark-end text:name="_Hlk60649583"/></text:p>
        </text:list-item>
      </text:list>
      <text:p text:style-name="P56"/>
      <text:p text:style-name="P57"><text:span text:style-name="T58">Agradecemos remitir su respuesta directamente a nuestros auditores externos:</text:span></text:p>
      <text:p text:style-name="P59"/>
      <text:p text:style-name="P60"><text:span text:style-name="T61"><text:s/></text:span><text:span text:style-name="T62">WENS CONSULTING &amp; AUDITING, WHIMPER NARVÁEZ S.A.</text:span></text:p>
      <text:p text:style-name="P63"><text:span text:style-name="T64">Torres del Mall, Centro Comercial Mall del Sol, Torre B, Piso 4</text:span></text:p>
      <text:p text:style-name="P65"><text:span text:style-name="T66">Teléfono 098-723-9800</text:span></text:p>
      <text:p text:style-name="P67"/>
      <text:p text:style-name="P68"><text:span text:style-name="T69">Para agilizar el proceso, est</text:span><text:span text:style-name="T70">a información puede ser enviada por correo electrónico a<text:s/></text:span><text:a xlink:href="mailto:calmeida@cpalmeida.com" office:target-frame-name="_top" xlink:show="replace"><text:span text:style-name="T71">calmeida@cpalmeida.com</text:span></text:a><text:span text:style-name="T72"><text:s/>mientras las respuestas originales son recibidas por nuestros auditores independientes.</text:span></text:p>
      <text:p text:style-name="P73"/>
      <text:p text:style-name="P74"><text:span text:style-name="T75">Atentamente,</text:span></text:p>
      <text:p text:style-name="P76"/>
      <text:p text:style-name="P77"><text:span text:style-name="T78">LINKOTEL S.A</text:span></text:p>
      <text:p text:style-name="P79"/>
      <text:p text:style-name="P80"/>
      <text:p text:style-name="P81"/>
      <text:p text:style-name="P82"><text:span text:style-name="T83">Pablo<text:s/></text:span><text:span text:style-name="T84">Jonathan Baquerizo Dávila</text:span></text:p>
      <text:p text:style-name="P85"><text:span text:style-name="T86">PRESIDENTE</text:span></text:p>
      <text:p text:style-name="P87"><text:bookmark-start text:name="_Hlk57801554"/><text:span text:style-name="T88">RUC:<text:s/></text:span><text:bookmark-end text:name="_Hlk57801554"/><text:span text:style-name="T89">0992254572001</text:span></text:p>
      <text:soft-page-break/>
      <text:p text:style-name="P90"><text:span text:style-name="T91">Guayaquil, 20 de diciembre del 2021.</text:span></text:p>
      <text:p text:style-name="P92"/>
      <text:p text:style-name="P93"/>
      <text:p text:style-name="P94"/>
      <text:p text:style-name="P95"><text:span text:style-name="T96">Señores</text:span></text:p>
      <text:p text:style-name="P97"><text:span text:style-name="T98">BANCO DE GUAYAQUIL</text:span></text:p>
      <text:p text:style-name="P99"><text:span text:style-name="T100">Pichincha 107 y P. Icaza</text:span></text:p>
      <text:p text:style-name="P101"><text:span text:style-name="T102">Ciudad</text:span></text:p>
      <text:p text:style-name="P103"/>
      <text:p text:style-name="P104"/>
      <text:p text:style-name="P105"><text:span text:style-name="T106">Estimados Señores:</text:span></text:p>
      <text:p text:style-name="P107"/>
      <text:p text:style-name="P108"><text:span text:style-name="T109">Nuestros auditores externos:</text:span><text:span text:style-name="T110"><text:s/>“WENS CONSULTING &amp; AUDITING”</text:span><text:span text:style-name="T111">,</text:span><text:span text:style-name="T112"><text:s/>están efectuando la auditoría externa de nuestros estados financieros por el año terminado el 31 de diciembre del 2021.</text:span><text:span text:style-name="T113"><text:s/></text:span><text:span text:style-name="T114">Por tal motivo solicitamos se sirvan proporcionarles la siguiente información,<text:s/></text:span><text:span text:style-name="T115">cortada al 31 de diciembre del 2021:</text:span></text:p>
      <text:p text:style-name="P116"/>
      <text:list text:style-name="WWNum3" text:continue-numbering="true">
        <text:list-item>
          <text:p text:style-name="P117"><text:span text:style-name="T118">Saldo(s) de la cuenta(s) corrientes(s) y ahorro(s).</text:span></text:p>
        </text:list-item>
        <text:list-item>
          <text:p text:style-name="P119"><text:span text:style-name="T120">Detalle de préstamos u otras obligaciones por pagar como resultado de créditos concedidos, tasas de interés pactadas y plazos.</text:span></text:p>
        </text:list-item>
        <text:list-item>
          <text:p text:style-name="P121"><text:span text:style-name="T122">Detalle de garantías, prendas, hipotecas, saldos compensatorios y cualquier otra salvaguarda que se hubiere acordado.</text:span></text:p>
        </text:list-item>
        <text:list-item>
          <text:p text:style-name="P123"><text:span text:style-name="T124">Líneas de crédito vigentes incluyendo monto, periodo de vigencia, costos y otras condiciones.</text:span></text:p>
        </text:list-item>
        <text:list-item>
          <text:p text:style-name="P125"><text:span text:style-name="T126">Otras obligaciones directas o eventuales, letras de cambio, instrumentos financieros derivados tales como futuros, swaps o contratos de cobertura.</text:span></text:p>
        </text:list-item>
        <text:list-item>
          <text:p text:style-name="P127"><text:span text:style-name="T128">Obligaciones contingentes o eventuales como endosante de documentos o como fiador.</text:span></text:p>
        </text:list-item>
        <text:list-item>
          <text:p text:style-name="P129"><text:span text:style-name="T130">Valores en depósitos a plazo u otro tipo de inversión, porcentaje de interés, fechas, inicial y de vencimiento, monto de intereses acreditados a favor de nuestra cuenta<text:s/></text:span><text:span text:style-name="T131">durante el año 2021</text:span><text:span text:style-name="T132">, como resultado de tales inversiones.</text:span></text:p>
        </text:list-item>
        <text:list-item>
          <text:p text:style-name="P133"><text:span text:style-name="T134">Restricciones o pignoraciones sobre nuestros saldos bancarios o inversiones.</text:span></text:p>
        </text:list-item>
        <text:list-item>
          <text:p text:style-name="P135"><text:span text:style-name="T136">Valores entregados en custodia.</text:span></text:p>
        </text:list-item>
        <text:list-item>
          <text:p text:style-name="P137"><text:span text:style-name="T138">Detalle de personas autorizadas para firmar en nuestras cuentas bancarias.</text:span></text:p>
        </text:list-item>
      </text:list>
      <text:p text:style-name="P139"/>
      <text:p text:style-name="P140"><text:span text:style-name="T141">Agradecemos remitir su respuesta directamente a nuestros auditores externos:</text:span></text:p>
      <text:p text:style-name="P142"/>
      <text:p text:style-name="P143"><text:span text:style-name="T144"><text:s/></text:span><text:span text:style-name="T145">WENS CONSULTING &amp; AUDITING, WHIMPER NARVÁEZ S.A.</text:span></text:p>
      <text:p text:style-name="P146"><text:span text:style-name="T147">Torres del Mall, Centro Comercial Mall del Sol, Torre B, Piso 4</text:span></text:p>
      <text:p text:style-name="P148"><text:span text:style-name="T149">Teléfono 098-723-9800</text:span></text:p>
      <text:p text:style-name="P150"/>
      <text:p text:style-name="P151"><text:span text:style-name="T152">Para agilizar el proceso, esta información puede ser enviada por correo electrónico a<text:s/></text:span><text:a xlink:href="mailto:calmeida@cpalmeida.com" office:target-frame-name="_top" xlink:show="replace"><text:span text:style-name="T153">calmeida@cpalmeida.com</text:span></text:a><text:span text:style-name="T154"><text:s/>mientras las respuestas originales son recibidas por nuestros auditores independientes.</text:span></text:p>
      <text:p text:style-name="P155"/>
      <text:p text:style-name="P156"><text:span text:style-name="T157">Atentamente,</text:span></text:p>
      <text:p text:style-name="P158"/>
      <text:p text:style-name="P159"><text:span text:style-name="T160">LINKOTEL S.A</text:span></text:p>
      <text:p text:style-name="P161"/>
      <text:p text:style-name="P162"/>
      <text:p text:style-name="P163"/>
      <text:p text:style-name="P164"><text:span text:style-name="T165">Pablo Jonathan Baquerizo Dávila</text:span></text:p>
      <text:p text:style-name="P166"><text:span text:style-name="T167">PRESIDENTE</text:span></text:p>
      <text:p text:style-name="P168"><text:span text:style-name="T169">RUC: 0992254572001</text:span></text:p>
      <text:soft-page-break/>
      <text:p text:style-name="P170"><text:span text:style-name="T171">Guayaquil, 20 de diciembre del 2021.</text:span></text:p>
      <text:p text:style-name="P172"/>
      <text:p text:style-name="P173"/>
      <text:p text:style-name="P174"/>
      <text:p text:style-name="P175"><text:span text:style-name="T176">Señores</text:span></text:p>
      <text:p text:style-name="P177"><text:span text:style-name="T178">BANCO DEL PACÍFICO</text:span></text:p>
      <text:p text:style-name="P179"><text:span text:style-name="T180">Francisco de P. Ycaza 200 entre Pedro Carbo y Pichincha</text:span></text:p>
      <text:p text:style-name="P181"><text:span text:style-name="T182">Ciudad</text:span></text:p>
      <text:p text:style-name="P183"/>
      <text:p text:style-name="P184"/>
      <text:p text:style-name="P185"><text:span text:style-name="T186">Estimados Señores:</text:span></text:p>
      <text:p text:style-name="P187"/>
      <text:p text:style-name="P188"><text:span text:style-name="T189">Nuestros auditores externos:</text:span><text:span text:style-name="T190"><text:s/>“WENS<text:s/></text:span><text:span text:style-name="T191">CONSULTING &amp; AUDITING”</text:span><text:span text:style-name="T192">,</text:span><text:span text:style-name="T193"><text:s/>están efectuando la auditoría externa de nuestros estados financieros por el año terminado el 31 de diciembre del 2021.</text:span><text:s/><text:span text:style-name="T194">Por tal motivo solicitamos se sirvan proporcionarles la siguiente información,<text:s/></text:span><text:span text:style-name="T195">cortada al 31 de diciembre del 2</text:span><text:span text:style-name="T196">021:</text:span></text:p>
      <text:p text:style-name="P197"/>
      <text:list text:style-name="WWNum3" text:continue-numbering="true">
        <text:list-item>
          <text:p text:style-name="P198"><text:span text:style-name="T199">Saldo(s) de la cuenta(s) corrientes(s) y ahorro(s).</text:span></text:p>
        </text:list-item>
        <text:list-item>
          <text:p text:style-name="P200"><text:span text:style-name="T201">Detalle de préstamos u otras obligaciones por pagar como resultado de créditos concedidos, tasas de interés pactadas y plazos.</text:span></text:p>
        </text:list-item>
        <text:list-item>
          <text:p text:style-name="P202"><text:span text:style-name="T203">Detalle de garantías, prendas, hipotecas, saldos<text:s/></text:span><text:span text:style-name="T204">compensatorios y cualquier otra salvaguarda que se hubiere acordado.</text:span></text:p>
        </text:list-item>
        <text:list-item>
          <text:p text:style-name="P205"><text:span text:style-name="T206">Líneas de crédito vigentes incluyendo monto, periodo de vigencia, costos y otras condiciones.</text:span></text:p>
        </text:list-item>
        <text:list-item>
          <text:p text:style-name="P207"><text:span text:style-name="T208">Otras obligaciones directas o eventuales, letras de cambio,</text:span><text:span text:style-name="T209"><text:s/>instrumentos</text:span><text:span text:style-name="T210"><text:s/>derivados, tales como futuros, swaps o contratos de cobertura.</text:span></text:p>
        </text:list-item>
        <text:list-item>
          <text:p text:style-name="P211"><text:span text:style-name="T212">Obligaciones contingentes o eventuales como endosante de documentos o como fiador.</text:span></text:p>
        </text:list-item>
        <text:list-item>
          <text:p text:style-name="P213"><text:span text:style-name="T214">Valores en depósitos a plazo u otro tipo de inversión, porcentaje de interés, fechas, inicial y de vencimient</text:span><text:span text:style-name="T215">o, monto de intereses acreditados a favor de nuestra cuenta<text:s/></text:span><text:span text:style-name="T216">durante el año 2021</text:span><text:span text:style-name="T217">, como resultado de tales inversiones.</text:span></text:p>
        </text:list-item>
        <text:list-item>
          <text:p text:style-name="P218"><text:span text:style-name="T219">Restricciones o pignoraciones sobre nuestros saldos bancarios o inversiones.</text:span></text:p>
        </text:list-item>
        <text:list-item>
          <text:p text:style-name="P220"><text:span text:style-name="T221">Valores entregados en custodia.</text:span></text:p>
        </text:list-item>
        <text:list-item>
          <text:p text:style-name="P222"><text:span text:style-name="T223">Detalle de personas<text:s/></text:span><text:span text:style-name="T224">autorizadas para firmar en nuestras cuentas bancarias.</text:span><text:bookmark-start text:name="_Hlk606495832"/><text:bookmark-end text:name="_Hlk606495832"/></text:p>
        </text:list-item>
      </text:list>
      <text:p text:style-name="P225"/>
      <text:p text:style-name="P226"><text:span text:style-name="T227">Agradecemos remitir su respuesta directamente a nuestros auditores externos:</text:span></text:p>
      <text:p text:style-name="P228"/>
      <text:p text:style-name="P229"><text:span text:style-name="T230"><text:s/></text:span><text:span text:style-name="T231">WENS CONSULTING &amp;<text:s/></text:span><text:span text:style-name="T232">AUDITING,</text:span><text:span text:style-name="T233"><text:s/>WHIMPER NARVÁEZ S.A.</text:span></text:p>
      <text:p text:style-name="P234"><text:span text:style-name="T235">Torres del Mall, Centro Comercial Mall del Sol, Torre B, Piso 4</text:span></text:p>
      <text:p text:style-name="P236"><text:span text:style-name="T237">Teléfon</text:span><text:span text:style-name="T238">o 098-723-9800</text:span></text:p>
      <text:p text:style-name="P239"/>
      <text:p text:style-name="P240"><text:span text:style-name="T241">Para agilizar el proceso, esta información puede ser enviada por correo electrónico a<text:s/></text:span><text:a xlink:href="mailto:calmeida@cpalmeida.com" office:target-frame-name="_top" xlink:show="replace"><text:span text:style-name="T242">calmeida@cpalmeida.com</text:span></text:a><text:span text:style-name="T243"><text:s/>mientras las respuestas originales son recibidas por nuestros auditores independient</text:span><text:span text:style-name="T244">es.</text:span></text:p>
      <text:p text:style-name="P245"/>
      <text:p text:style-name="P246"><text:span text:style-name="T247">Atentamente,</text:span></text:p>
      <text:p text:style-name="P248"/>
      <text:p text:style-name="P249"><text:span text:style-name="T250">LINKOTEL S.A</text:span></text:p>
      <text:p text:style-name="P251"/>
      <text:p text:style-name="P252"/>
      <text:p text:style-name="P253"/>
      <text:p text:style-name="P254"><text:span text:style-name="T255">Pablo Jonathan Baquerizo Dávila</text:span></text:p>
      <text:p text:style-name="P256"><text:span text:style-name="T257">PRESIDENTE</text:span></text:p>
      <text:p text:style-name="P258"><text:bookmark-start text:name="_Hlk578015542"/><text:span text:style-name="T259">RUC:<text:s/></text:span><text:bookmark-end text:name="_Hlk578015542"/><text:span text:style-name="T260">0992254572001</text:span></text:p>
      <text:soft-page-break/>
      <text:p text:style-name="P261"><text:span text:style-name="T262">Guayaquil, 20 de diciembre del 2021.</text:span></text:p>
      <text:p text:style-name="P263"/>
      <text:p text:style-name="P264"/>
      <text:p text:style-name="P265"/>
      <text:p text:style-name="P266"><text:span text:style-name="T267">Señores</text:span></text:p>
      <text:p text:style-name="P268"><text:span text:style-name="T269">BANCO INTERNACIONAL</text:span></text:p>
      <text:p text:style-name="P270"><text:span text:style-name="T271">Av. 9 de Octubre 117 y Malecón</text:span></text:p>
      <text:p text:style-name="P272"><text:span text:style-name="T273">Ciudad</text:span></text:p>
      <text:p text:style-name="P274"/>
      <text:p text:style-name="P275"/>
      <text:p text:style-name="P276"><text:span text:style-name="T277">Estimados Señores:</text:span></text:p>
      <text:p text:style-name="P278"/>
      <text:p text:style-name="P279"><text:span text:style-name="T280">Nuestros auditores<text:s/></text:span><text:span text:style-name="T281">externos:</text:span><text:span text:style-name="T282"><text:s/>“WENS CONSULTING &amp; AUDITING”</text:span><text:span text:style-name="T283">,</text:span><text:span text:style-name="T284"><text:s/>están efectuando la auditoría externa de nuestros estados financieros por el año terminado el 31 de diciembre del 2021.</text:span><text:s/><text:span text:style-name="T285">Por tal motivo solicitamos se sirvan proporcionarles la siguiente información,<text:s/></text:span><text:span text:style-name="T286">cortada al 31 de</text:span><text:span text:style-name="T287"><text:s/>diciembre del 2021:</text:span></text:p>
      <text:p text:style-name="P288"/>
      <text:list text:style-name="WWNum3" text:continue-numbering="true">
        <text:list-item>
          <text:p text:style-name="P289"><text:span text:style-name="T290">Saldo(s) de la cuenta(s) corrientes(s) y ahorro(s).</text:span></text:p>
        </text:list-item>
        <text:list-item>
          <text:p text:style-name="P291"><text:span text:style-name="T292">Detalle de préstamos u otras obligaciones por pagar como resultado de créditos concedidos, tasas de interés pactadas y plazos.</text:span></text:p>
        </text:list-item>
        <text:list-item>
          <text:p text:style-name="P293"><text:span text:style-name="T294">Detalle de garantías, prendas, hipotecas, saldos compen</text:span><text:span text:style-name="T295">satorios y cualquier otra salvaguarda que se hubiere acordado.</text:span></text:p>
        </text:list-item>
        <text:list-item>
          <text:p text:style-name="P296"><text:span text:style-name="T297">Líneas de crédito vigentes incluyendo monto, periodo de vigencia, costos y otras condiciones.</text:span></text:p>
        </text:list-item>
        <text:list-item>
          <text:p text:style-name="P298"><text:span text:style-name="T299">Otras obligaciones directas o eventuales, letras de cambio</text:span><text:span text:style-name="T300">, instrumentos<text:s/></text:span><text:span text:style-name="T301">financieros<text:s/></text:span><text:span text:style-name="T302">deriv</text:span><text:span text:style-name="T303">ados, tales como futuros, swaps o contratos de cobertura.</text:span></text:p>
        </text:list-item>
        <text:list-item>
          <text:p text:style-name="P304"><text:span text:style-name="T305">Obligaciones contingentes o eventuales como endosante de documentos o como fiador.</text:span></text:p>
        </text:list-item>
        <text:list-item>
          <text:p text:style-name="P306"><text:span text:style-name="T307">Valores en depósitos a plazo u otro tipo de inversión, porcentaje de interés, fechas, inicial y de vencimiento, mon</text:span><text:span text:style-name="T308">to de intereses acreditados a favor de nuestra cuenta<text:s/></text:span><text:span text:style-name="T309">durante el año 2021</text:span><text:span text:style-name="T310">, como resultado de tales inversiones.</text:span></text:p>
        </text:list-item>
        <text:list-item>
          <text:p text:style-name="P311"><text:span text:style-name="T312">Restricciones o pignoraciones sobre nuestros saldos bancarios o inversiones.</text:span></text:p>
        </text:list-item>
        <text:list-item>
          <text:p text:style-name="P313"><text:span text:style-name="T314">Valores entregados en custodia.</text:span></text:p>
        </text:list-item>
        <text:list-item>
          <text:p text:style-name="P315"><text:span text:style-name="T316">Detalle de personas autorizadas par</text:span><text:span text:style-name="T317">a firmar en nuestras cuentas bancarias.</text:span><text:bookmark-start text:name="_Hlk606495833"/><text:bookmark-end text:name="_Hlk606495833"/></text:p>
        </text:list-item>
      </text:list>
      <text:p text:style-name="P318"/>
      <text:p text:style-name="P319"><text:span text:style-name="T320">Agradecemos remitir su respuesta directamente a nuestros auditores externos:</text:span></text:p>
      <text:p text:style-name="P321"/>
      <text:p text:style-name="P322"><text:span text:style-name="T323"><text:s/></text:span><text:span text:style-name="T324">WENS CONSULTING &amp;<text:s/></text:span><text:span text:style-name="T325">AUDITING,</text:span><text:span text:style-name="T326"><text:s/>WHIMPER NARVÁEZ S.A.</text:span></text:p>
      <text:p text:style-name="P327"><text:span text:style-name="T328">Torres del Mall, Centro Comercial Mall del Sol, Torre B, Piso 4</text:span></text:p>
      <text:p text:style-name="P329"><text:span text:style-name="T330">Teléfono<text:s/></text:span><text:span text:style-name="T331">098-723-9800</text:span></text:p>
      <text:p text:style-name="P332"/>
      <text:p text:style-name="P333"><text:span text:style-name="T334">Para agilizar el proceso, esta información puede ser enviada por correo electrónico a<text:s/></text:span><text:a xlink:href="mailto:calmeida@cpalmeida.com" office:target-frame-name="_top" xlink:show="replace"><text:span text:style-name="T335">calmeida@cpalmeida.com</text:span></text:a><text:span text:style-name="T336"><text:s/>mientras las respuestas originales son recibidas por nuestros auditores independientes</text:span><text:span text:style-name="T337">.</text:span></text:p>
      <text:p text:style-name="P338"/>
      <text:p text:style-name="P339"><text:span text:style-name="T340">Atentamente,</text:span></text:p>
      <text:p text:style-name="P341"/>
      <text:p text:style-name="P342"><text:span text:style-name="T343">LINKOTEL S.A</text:span></text:p>
      <text:p text:style-name="P344"/>
      <text:p text:style-name="P345"/>
      <text:p text:style-name="P346"/>
      <text:p text:style-name="P347"><text:span text:style-name="T348">Pablo Jonathan Baquerizo Dávila</text:span></text:p>
      <text:p text:style-name="P349"><text:span text:style-name="T350">PRESIDENTE</text:span></text:p>
      <text:p text:style-name="P351"><text:bookmark-start text:name="_Hlk578015543"/><text:span text:style-name="T352">RUC:<text:s/></text:span><text:bookmark-end text:name="_Hlk578015543"/><text:span text:style-name="T353">0992254572001</text:span></text:p>
      <text:soft-page-break/>
      <text:p text:style-name="P354"><text:span text:style-name="T355">Guayaquil, 20 de diciembre del 2021.</text:span></text:p>
      <text:p text:style-name="P356"/>
      <text:p text:style-name="P357"/>
      <text:p text:style-name="P358"/>
      <text:p text:style-name="P359"><text:span text:style-name="T360">Señores</text:span></text:p>
      <text:p text:style-name="P361"><text:span text:style-name="T362">BANCO PRODUBANCO</text:span></text:p>
      <text:p text:style-name="P363"><text:span text:style-name="T364">Av. Francisco de Orellana</text:span><text:span text:style-name="T365"><text:s/>y Eugenio Almazán</text:span></text:p>
      <text:p text:style-name="P366"><text:span text:style-name="T367">Ciudad</text:span></text:p>
      <text:p text:style-name="P368"/>
      <text:p text:style-name="P369"/>
      <text:p text:style-name="P370"><text:span text:style-name="T371">Estimados Señores:</text:span></text:p>
      <text:p text:style-name="P372"/>
      <text:p text:style-name="P373"><text:span text:style-name="T374">Nuestros<text:s/></text:span><text:span text:style-name="T375">auditores externos:</text:span><text:span text:style-name="T376"><text:s/>“WENS CONSULTING &amp; AUDITING”</text:span><text:span text:style-name="T377">,</text:span><text:span text:style-name="T378"><text:s/>están efectuando la auditoría externa de nuestros estados financieros por el año terminado el 31 de diciembre del 2021.</text:span><text:s/><text:span text:style-name="T379">Por tal motivo solicitamos se sirvan proporcionarles la siguiente información,<text:s/></text:span><text:span text:style-name="T380">cortad</text:span><text:span text:style-name="T381">a al 31 de diciembre del 2021:</text:span></text:p>
      <text:p text:style-name="P382"/>
      <text:list text:style-name="WWNum3" text:continue-numbering="true">
        <text:list-item>
          <text:p text:style-name="P383"><text:span text:style-name="T384">Saldo(s) de la cuenta(s) corrientes(s) y ahorro(s).</text:span></text:p>
        </text:list-item>
        <text:list-item>
          <text:p text:style-name="P385"><text:span text:style-name="T386">Detalle de préstamos u otras obligaciones por pagar como resultado de créditos concedidos, tasas de interés pactadas y plazos.</text:span></text:p>
        </text:list-item>
        <text:list-item>
          <text:p text:style-name="P387"><text:span text:style-name="T388">Detalle de garantías, prendas, hipotecas, sal</text:span><text:span text:style-name="T389">dos compensatorios y cualquier otra salvaguarda que se hubiere acordado.</text:span></text:p>
        </text:list-item>
        <text:list-item>
          <text:p text:style-name="P390"><text:span text:style-name="T391">Líneas de crédito vigentes incluyendo monto, periodo de vigencia, costos y otras condiciones.</text:span></text:p>
        </text:list-item>
        <text:list-item>
          <text:p text:style-name="P392"><text:span text:style-name="T393">Otras obligaciones directas o eventuales, letras de cambio,</text:span><text:span text:style-name="T394"><text:s/>instrume</text:span><text:span text:style-name="T395">ntos<text:s/></text:span><text:span text:style-name="T396">financieros<text:s/></text:span><text:span text:style-name="T397">derivados, tales como futuros, swaps o contratos de cobertura.</text:span></text:p>
        </text:list-item>
        <text:list-item>
          <text:p text:style-name="P398"><text:span text:style-name="T399">Obligaciones contingentes o eventuales como endosante de documentos o como fiador.</text:span></text:p>
        </text:list-item>
        <text:list-item>
          <text:p text:style-name="P400"><text:span text:style-name="T401">Valores en depósitos a plazo u otro tipo de inversión, porcentaje de interés, fechas, inicial y de vencim</text:span><text:span text:style-name="T402">iento, monto de intereses acreditados a favor de nuestra cuenta<text:s/></text:span><text:span text:style-name="T403">durante el año 2021</text:span><text:span text:style-name="T404">, como resultado de tales inversiones.</text:span></text:p>
        </text:list-item>
        <text:list-item>
          <text:p text:style-name="P405"><text:span text:style-name="T406">Restricciones o pignoraciones sobre nuestros saldos bancarios o inversiones.</text:span></text:p>
        </text:list-item>
        <text:list-item>
          <text:p text:style-name="P407"><text:span text:style-name="T408">Valores entregados en custodia.</text:span></text:p>
        </text:list-item>
        <text:list-item>
          <text:p text:style-name="P409"><text:span text:style-name="T410">Detalle de personas autor</text:span><text:span text:style-name="T411">izadas para firmar en nuestras cuentas bancarias.</text:span><text:bookmark-start text:name="_Hlk606495834"/><text:bookmark-end text:name="_Hlk606495834"/></text:p>
        </text:list-item>
      </text:list>
      <text:p text:style-name="P412"/>
      <text:p text:style-name="P413"><text:span text:style-name="T414">Agradecemos remitir su respuesta directamente a nuestros auditores externos:</text:span></text:p>
      <text:p text:style-name="P415"/>
      <text:p text:style-name="P416"><text:span text:style-name="T417"><text:s/></text:span><text:span text:style-name="T418">WENS CONSULTING &amp;<text:s/></text:span><text:span text:style-name="T419">AUDITING,</text:span><text:span text:style-name="T420"><text:s/>WHIMPER NARVÁEZ S.A.</text:span></text:p>
      <text:p text:style-name="P421"><text:span text:style-name="T422">Torres del Mall, Centro Comercial Mall del Sol, Torre B, Piso 4</text:span></text:p>
      <text:p text:style-name="P423"><text:span text:style-name="T424">Teléfono 098</text:span><text:span text:style-name="T425">-723-9800</text:span></text:p>
      <text:p text:style-name="P426"/>
      <text:p text:style-name="P427"><text:span text:style-name="T428">Para agilizar el proceso, esta información puede ser enviada por correo electrónico a<text:s/></text:span><text:a xlink:href="mailto:calmeida@cpalmeida.com" office:target-frame-name="_top" xlink:show="replace"><text:span text:style-name="T429">calmeida@cpalmeida.com</text:span></text:a><text:span text:style-name="T430"><text:s/>mientras las respuestas originales son recibidas por nuestros auditores<text:s/></text:span><text:span text:style-name="T431">independientes.</text:span></text:p>
      <text:p text:style-name="P432"/>
      <text:p text:style-name="P433"><text:span text:style-name="T434">Atentamente,</text:span></text:p>
      <text:p text:style-name="P435"/>
      <text:p text:style-name="P436"><text:span text:style-name="T437">LINKOTEL S.A</text:span></text:p>
      <text:p text:style-name="P438"/>
      <text:p text:style-name="P439"/>
      <text:p text:style-name="P440"/>
      <text:p text:style-name="P441"><text:span text:style-name="T442">Pablo Jonathan Baquerizo Dávila</text:span></text:p>
      <text:p text:style-name="P443"><text:span text:style-name="T444">PRESIDENTE</text:span></text:p>
      <text:p text:style-name="P445"><text:bookmark-start text:name="_Hlk578015544"/><text:span text:style-name="T446">RUC:<text:s/></text:span><text:bookmark-end text:name="_Hlk578015544"/><text:span text:style-name="T447">0992254572001</text:span></text:p>
      <text:p text:style-name="P44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user" style:next-style-name="Textbodyuser">
      <style:paragraph-properties fo:keep-with-next="always" fo:margin-top="0.1666in" fo:margin-bottom="0.0833in"/>
      <style:text-properties style:font-name="Liberation Sans" style:font-name-asian="Noto Sans CJK SC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user">
      <style:text-properties fo:hyphenate="false"/>
    </style:style>
    <style:style style:name="Caption" style:display-name="Caption" style:family="paragraph" style:parent-style-name="Standarduser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user">
      <style:paragraph-properties text:number-lines="false"/>
      <style:text-properties fo:hyphenate="false"/>
    </style:style>
    <style:style style:name="Standarduser" style:display-name="Standard (user)" style:family="paragraph">
      <style:paragraph-properties fo:widows="2" fo:orphans="2"/>
      <style:text-properties fo:hyphenate="false"/>
    </style:style>
    <style:style style:name="Textbodyuser" style:display-name="Text body (user)" style:family="paragraph" style:parent-style-name="Standarduser">
      <style:paragraph-properties fo:margin-bottom="0.0972in" fo:line-height="115%"/>
      <style:text-properties fo:hyphenate="false"/>
    </style:style>
    <style:style style:name="ListParagraph" style:display-name="List Paragraph" style:family="paragraph" style:parent-style-name="Standarduser">
      <style:paragraph-properties fo:margin-left="0.5in">
        <style:tab-stops/>
      </style:paragraph-properties>
      <style:text-properties fo:hyphenate="false"/>
    </style:style>
    <style:style style:name="Internetlinkuser" style:display-name="Internet link (user)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a" style:display-name="WWNum1a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2" style:display-name="WWNum2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a" style:num-letter-sync="true" text:display-levels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format="i" text:display-levels="3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format="a" style:num-letter-sync="true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format="i" text:display-levels="6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format="a" style:num-letter-sync="true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format="i" text:display-levels="9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3" style:display-name="WWNum3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825in" fo:margin-bottom="0.7875in" fo:margin-right="0.871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825in" fo:margin-bottom="0.7875in" fo:margin-right="0.871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0.7875in" fo:margin-left="0.825in" fo:margin-bottom="0.7875in" fo:margin-right="0.871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Carlos Almeida</meta:initial-creator>
    <dc:creator>Cesar Alberto Leon Galarraga</dc:creator>
    <meta:creation-date>2021-01-04T15:47:00Z</meta:creation-date>
    <dc:date>2021-10-26T15:04:00Z</dc:date>
    <meta:template xlink:href="Normal.dotm" xlink:type="simple"/>
    <meta:editing-cycles>5</meta:editing-cycles>
    <meta:editing-duration>PT180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6" meta:paragraph-count="20" meta:word-count="1552" meta:character-count="10072" meta:row-count="71" meta:non-whitespace-character-count="8540"/>
  </office:meta>
</office:document-meta>
</file>